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dine EL HASSOUNI</text:p>
      <text:p text:style-name="P1">Sofiane ZAHIER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estion de donnée complex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Sommaire </text:p>
      <text:p text:style-name="P1"/>
      <text:p text:style-name="P1"/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4"><text:a xlink:type="simple" xlink:href="#__RefHeading__106_1641227509" text:style-name="Index_20_Link" text:visited-style-name="Index_20_Link">Introduction<text:tab/>3</text:a></text:p>
          <text:p text:style-name="P4"><text:a xlink:type="simple" xlink:href="#__RefHeading__108_1641227509" text:style-name="Index_20_Link" text:visited-style-name="Index_20_Link">Outils utiliser <text:tab/>3</text:a></text:p>
          <text:p text:style-name="P4"><text:a xlink:type="simple" xlink:href="#__RefHeading__110_1641227509" text:style-name="Index_20_Link" text:visited-style-name="Index_20_Link">Données utiliser<text:tab/>3</text:a></text:p>
          <text:p text:style-name="P4"><text:a xlink:type="simple" xlink:href="#__RefHeading__112_1641227509" text:style-name="Index_20_Link" text:visited-style-name="Index_20_Link">Difficultés rencontres<text:tab/>3</text:a></text:p>
          <text:p text:style-name="P4"><text:a xlink:type="simple" xlink:href="#__RefHeading__114_1641227509" text:style-name="Index_20_Link" text:visited-style-name="Index_20_Link">Conclusion <text:tab/>3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106_1641227509"/>Introduction<text:bookmark-end text:name="__RefHeading__106_1641227509"/></text:h>
      <text:p text:style-name="P1"/>
      <text:p text:style-name="P1">Aujourd'hui on assiste à une explosion du nombre de données issu de divers terminaux, ordinateur, téléphone portable, etc …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108_1641227509"/>Outils utiliser <text:bookmark-end text:name="__RefHeading__108_1641227509"/></text:h>
      <text:p text:style-name="P1"/>
      <text:p text:style-name="P1"/>
      <text:h text:style-name="Heading_20_1" text:outline-level="1"><text:bookmark-start text:name="__RefHeading__110_1641227509"/>Données utiliser<text:bookmark-end text:name="__RefHeading__110_1641227509"/></text:h>
      <text:p text:style-name="P1"/>
      <text:p text:style-name="P1"/>
      <text:h text:style-name="Heading_20_1" text:outline-level="1"><text:bookmark-start text:name="__RefHeading__112_1641227509"/>Difficultés rencontres<text:bookmark-end text:name="__RefHeading__112_1641227509"/></text:h>
      <text:p text:style-name="P1"/>
      <text:p text:style-name="P1"/>
      <text:h text:style-name="Heading_20_1" text:outline-level="1"><text:bookmark-start text:name="__RefHeading__114_1641227509"/>Conclusion <text:bookmark-end text:name="__RefHeading__114_1641227509"/>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dine </meta:initial-creator>
    <meta:creation-date>2014-01-18T20:20:57</meta:creation-date>
    <dc:date>2014-01-19T01:45:20</dc:date>
    <dc:creator>nordine </dc:creator>
    <meta:editing-duration>PT2H52M42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3" meta:paragraph-count="16" meta:word-count="51" meta:character-count="364" meta:non-whitespace-character-count="323"/>
  </office:meta>
</office:document-meta>
</file>